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

            <text:p text:style-name="Standard"><text:span>Searches a set string or stream, using a pattern written according to the rules of the regular expression syntax.</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text:span>Regular expression used for searching.</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he text to be searched can be a string or a stream.</text:span></text:p><text:span> </text:span>
                                            <text:p text:style-name="Standard"/>,
                                            <text:list xml:id="list1065229068" text:continue-numbering="true"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ext:span>This option determines whether only the first occurrence of the pattern or every occurrence of the pattern is searched.</text:span></text:p><text:span> </text:span>
                                            <text:p text:style-name="Standard"/>,
                                            <text:list xml:id="list1065229068" text:continue-numbering="true"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ext:span>This option determines whether the search will be case sensitive or no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 This input needs to be used once at the beginning.</text:span></text:p><text:span> </text:span>
                            <text:p text:style-name="Standard"/>;
                        ,
                            <text:list xml:id="list5366234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text:span>Use this input to get the next match.</text:span></text:p><text:span> </text:span>
                            <text:p text:style-name="Standard"/>;
                        ,
                            <text:list xml:id="list53662346"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text:span>Use this input when we want to stop further searching, after which the Flow execution will immediately continue through the </text:span><text:span text:style-name="backtick">done</text:span><text:span> out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text:span>Search match in the form of </text:span><text:span text:style-name="backtick">struct:$RegexpMatch</text:span><text:span> value is sent through this output. The </text:span><text:span text:style-name="backtick">$RegexpMatch</text:span><text:span> structure has the following fields:</text:span></text:p><text:span> </text:span><text:list xml:id="list1" text:style-name="List_20_1">
                    <text:list-item>
                            <text:p text:style-name="List_20_1">
                            <text:span><text:span text:style-name="backtick">index</text:span><text:span> (</text:span><text:span text:style-name="backtick">integer</text:span><text:span>) - The 0-based index of the match in the string.</text:span></text:span>
                            </text:p>
                        </text:list-item>,<text:list-item>
                            <text:p text:style-name="List_20_1">
                            <text:span><text:span text:style-name="backtick">texts</text:span><text:span> (</text:span><text:span text:style-name="backtick">array:string</text:span><text:span>) - The array that has the matched text as the first item, and then one item for each </text:span>capturing group (<text:a xlink:type="simple" xlink:href="https://developer.mozilla.org/en-US/docs/Web/JavaScript/Guide/Regular_expressions/Groups_and_backreferences" text:style-name="Internet_20_link" text:visited-style-name="Visited_20_Internet_20_Link">link</text:a>)<text:span> of the matched text.</text:span></text:span>
                            </text:p>
                        </text:list-item>,<text:list-item>
                            <text:p text:style-name="List_20_1">
                            <text:span><text:span text:style-name="backtick">indices</text:span><text:span> (</text:span><text:span text:style-name="backtick">array:array:integer</text:span><text:span>) - It is an array where each entry represents the bounds of a substring match. The index of each element in this array corresponds to the index of the respective substring match in the </text:span><text:span text:style-name="backtick">texts</text:span><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text:span></text:span>
                            </text:p>
                        </text:list-item>
                </text:list><text:span> </text:span>
                            <text:p text:style-name="Standard"/>,
                            <text:list xml:id="list513662346"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text:span>Flow execution continues through this output when the search is complete, i.e. there are no more matches.</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RegExp String</text:span></text:span>
                            </text:p>
                        </text:list-item>,<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